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text-properties style:text-underline-style="none"/>
    </style:style>
    <style:style style:name="P5" style:family="paragraph" style:parent-style-name="Standard">
      <style:paragraph-properties fo:text-align="center" style:justify-single-word="false"/>
      <style:text-properties style:text-underline-style="none"/>
    </style:style>
    <style:style style:name="P6" style:family="paragraph" style:parent-style-name="Standard">
      <style:paragraph-properties>
        <style:tab-stops>
          <style:tab-stop style:position="18.983cm" style:type="right"/>
        </style:tab-stops>
      </style:paragraph-properties>
      <style:text-properties style:text-underline-style="none"/>
    </style:style>
    <style:style style:name="P7" style:family="paragraph" style:parent-style-name="Standard">
      <style:paragraph-properties fo:margin-left="2cm" fo:margin-right="2cm" fo:text-indent="0cm" style:auto-text-indent="false"/>
    </style:style>
    <style:style style:name="P8" style:family="paragraph" style:parent-style-name="Standard">
      <style:paragraph-properties fo:margin-left="2cm" fo:margin-right="2cm" fo:text-align="center" style:justify-single-word="false" fo:text-indent="0cm" style:auto-text-indent="false" fo:padding-left="0.141cm" fo:padding-right="0.141cm" fo:padding-top="0.035cm" fo:padding-bottom="0.035cm" fo:border="0.018cm solid #000000"/>
      <style:text-properties fo:font-size="16pt" style:font-size-asian="16pt"/>
    </style:style>
    <style:style style:name="P9" style:family="paragraph" style:parent-style-name="Standard">
      <style:paragraph-properties fo:margin-left="1cm" fo:margin-right="1cm" fo:text-indent="0cm" style:auto-text-indent="false" fo:padding-left="0.141cm" fo:padding-right="0.141cm" fo:padding-top="0.071cm" fo:padding-bottom="0.035cm" fo:border="0.018cm solid #000000"/>
    </style:style>
    <style:style style:name="P10" style:family="paragraph" style:parent-style-name="Standard">
      <style:paragraph-properties fo:margin-left="1cm" fo:margin-right="1cm" fo:text-align="justify" style:justify-single-word="false" fo:text-indent="0cm" style:auto-text-indent="false" fo:padding-left="0.141cm" fo:padding-right="0.141cm" fo:padding-top="0.071cm" fo:padding-bottom="0.035cm" fo:border="0.018cm solid #000000"/>
      <style:text-properties fo:font-weight="bold" style:font-weight-asian="bold" style:font-weight-complex="bold"/>
    </style:style>
    <style:style style:name="P11" style:family="paragraph" style:parent-style-name="Standard">
      <style:paragraph-properties fo:margin-left="1cm" fo:margin-right="1cm" fo:text-align="justify" style:justify-single-word="false" fo:text-indent="0cm" style:auto-text-indent="false" fo:padding-left="0.141cm" fo:padding-right="0.141cm" fo:padding-top="0.071cm" fo:padding-bottom="0.035cm" fo:border="0.018cm solid #000000"/>
    </style:style>
    <style:style style:name="P12" style:family="paragraph" style:parent-style-name="Header">
      <style:paragraph-properties>
        <style:tab-stops/>
      </style:paragraph-properties>
    </style:style>
    <style:style style:name="P13" style:family="paragraph" style:parent-style-name="Standard">
      <style:paragraph-properties fo:text-align="justify" style:justify-single-word="false" fo:break-before="page"/>
    </style:style>
    <style:style style:name="P14" style:family="paragraph" style:parent-style-name="Standard" style:master-page-name="Standard">
      <style:paragraph-properties fo:margin-left="0cm" fo:margin-right="0.903cm" fo:text-indent="0cm" style:auto-text-indent="false" style:page-number="auto">
        <style:tab-stops>
          <style:tab-stop style:position="18.098cm"/>
        </style:tab-stops>
      </style:paragraph-properties>
    </style:style>
    <style:style style:name="P15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7" style:family="paragraph" style:parent-style-name="Heading_20_1">
      <style:paragraph-properties fo:text-align="center" style:justify-single-word="false"/>
    </style:style>
    <style:style style:name="P18" style:family="paragraph" style:parent-style-name="Heading_20_1">
      <style:paragraph-properties fo:text-align="justify" style:justify-single-word="false"/>
    </style:style>
    <style:style style:name="P19" style:family="paragraph" style:parent-style-name="Heading_20_2">
      <style:paragraph-properties fo:text-align="justify" style:justify-single-word="false"/>
    </style:style>
    <style:style style:name="P20" style:family="paragraph" style:parent-style-name="Heading_20_4">
      <style:paragraph-properties fo:margin-left="0cm" fo:margin-right="1.538cm" fo:text-indent="0cm" style:auto-text-indent="false"/>
      <style:text-properties fo:font-size="14pt" style:text-underline-style="none" style:font-size-asian="14pt" style:font-size-complex="14pt"/>
    </style:style>
    <style:style style:name="T1" style:family="text">
      <style:text-properties style:text-position="super 58%"/>
    </style:style>
    <style:style style:name="T2" style:family="text">
      <style:text-properties fo:color="#000000"/>
    </style:style>
    <style:style style:name="T3" style:family="text">
      <style:text-properties style:font-name="Arial1" fo:font-size="11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Standard"/>
      <text:p text:style-name="Standard"/>
      <text:p text:style-name="P7"/>
      <text:p text:style-name="P8"/>
      <text:p text:style-name="P8">TP d’Algorithmique</text:p>
      <text:p text:style-name="P8">n° …</text:p>
      <text:p text:style-name="P8"/>
      <text:p text:style-name="P7"/>
      <text:p text:style-name="P12"/>
      <text:p text:style-name="Standard"/>
      <text:h text:style-name="P20" text:outline-level="4">Table des matières</text:h>
      <text:p text:style-name="P5"/>
      <text:table-of-content text:style-name="Sect1" text:name="Table des matière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15"><text:a xlink:type="simple" xlink:href="#__RefHeading__714_1855511516">Exercice 1 : Capital d’un élevage<text:tab/>2</text:a></text:p>
          <text:p text:style-name="P16"><text:a xlink:type="simple" xlink:href="#__RefHeading__716_1855511516">Rappel de l’énoncé<text:tab/>2</text:a></text:p>
          <text:p text:style-name="P16"><text:a xlink:type="simple" xlink:href="#__RefHeading__718_1855511516">Analyse du travail à faire <text:tab/>2</text:a></text:p>
          <text:p text:style-name="P16"><text:a xlink:type="simple" xlink:href="#__RefHeading__720_1855511516">Algorithmes<text:tab/>2</text:a></text:p>
          <text:p text:style-name="P16"><text:a xlink:type="simple" xlink:href="#__RefHeading__722_1855511516">Programmes<text:tab/>2</text:a></text:p>
          <text:p text:style-name="P16"><text:a xlink:type="simple" xlink:href="#__RefHeading__724_1855511516">Jeux d’essai<text:tab/>2</text:a></text:p>
          <text:p text:style-name="P15"><text:a xlink:type="simple" xlink:href="#__RefHeading__726_1855511516">Exercice 2 : Aire du cercle<text:tab/>3</text:a></text:p>
          <text:p text:style-name="P16"><text:a xlink:type="simple" xlink:href="#__RefHeading__728_1855511516">Rappel de l’énoncé<text:tab/>3</text:a></text:p>
          <text:p text:style-name="P16"><text:a xlink:type="simple" xlink:href="#__RefHeading__730_1855511516">Analyse du travail à faire <text:tab/>3</text:a></text:p>
          <text:p text:style-name="P16"><text:a xlink:type="simple" xlink:href="#__RefHeading__732_1855511516">Algorithmes<text:tab/>3</text:a></text:p>
          <text:p text:style-name="P16"><text:a xlink:type="simple" xlink:href="#__RefHeading__734_1855511516">Programmes<text:tab/>3</text:a></text:p>
          <text:p text:style-name="P16"><text:a xlink:type="simple" xlink:href="#__RefHeading__736_1855511516">Jeux d’essai<text:tab/>3</text:a></text:p>
        </text:index-body>
      </text:table-of-content>
      <text:p text:style-name="P6"/>
      <text:p text:style-name="P4"/>
      <text:p text:style-name="Standard"/>
      <text:p text:style-name="Standard"/>
      <text:p text:style-name="Standard"/>
      <text:p text:style-name="Standard"/>
      <text:p text:style-name="P9"/>
      <text:p text:style-name="P10">A supprimer dans le dossier final</text:p>
      <text:p text:style-name="P11">Remarque : cette partie <text:span text:style-name="T3">permet d’indiquer les programmes qui ne fonctionnent pas</text:span>.</text:p>
      <text:p text:style-name="P11"/>
      <text:p text:style-name="P11">Pour modifier les noms des étudiants du binôme et le numéro de groupe, </text:p>
      <text:p text:style-name="P11"><text:tab/>écrire vos noms et groupe <text:s/>directement dans l'entête de la 1ère page</text:p>
      <text:p text:style-name="P11"/>
      <text:p text:style-name="P11">Pour actualiser la table des matières,</text:p>
      <text:p text:style-name="P11"><text:tab/>quand le contenu du dossier est terminé, clic droit sur la table des matières puis :</text:p>
      <text:p text:style-name="P11"><text:tab/><text:tab/>Actualiser l'index / la table</text:p>
      <text:p text:style-name="P11"/>
      <text:p text:style-name="P11">Pour l'impression du dossier,</text:p>
      <text:p text:style-name="P11">Menu principal Format / Page<text:tab/>onglet Page <text:s text:c="2"/></text:p>
      <text:p text:style-name="P11"><text:tab/>spécifier en particulier les marges gauche et droite.</text:p>
      <text:p text:style-name="P11"><text:s/></text:p>
      <text:p text:style-name="P3"/>
      <text:p text:style-name="P13"/>
      <text:h text:style-name="P17" text:outline-level="1"><text:bookmark-start text:name="__RefHeading__714_1855511516"/>Exercice 1 : Capital d’un élevage<text:bookmark-end text:name="__RefHeading__714_1855511516"/></text:h>
      <text:p text:style-name="P1"/>
      <text:h text:style-name="P19" text:outline-level="2"><text:bookmark-start text:name="__RefHeading__716_1855511516"/>Rappel de l’énoncé<text:bookmark-end text:name="__RefHeading__716_1855511516"/></text:h>
      <text:p text:style-name="P3">Décrire le sujet de l’exercice</text:p>
      <text:p text:style-name="P3"/>
      <text:h text:style-name="P19" text:outline-level="2"><text:bookmark-start text:name="__RefHeading__718_1855511516"/>Analyse du travail à faire <text:bookmark-end text:name="__RefHeading__718_1855511516"/></text:h>
      <text:p text:style-name="P3">Il s'agit d'identifier le travail demandé et d’expliquer les traitements nécessaires pour résoudre le problème posé du point de vue informatique </text:p>
      <text:h text:style-name="P19" text:outline-level="2"/>
      <text:h text:style-name="P19" text:outline-level="2"><text:bookmark-start text:name="__RefHeading__720_1855511516"/>Algorithmes<text:bookmark-end text:name="__RefHeading__720_1855511516"/></text:h>
      <text:p text:style-name="P3">Algorithmes de l’exercice </text:p>
      <text:p text:style-name="P3"><text:span text:style-name="T2">Soigner la présentation : </text:span>penser à l’indentation, mettre en gras les mots-clés et les commentaires. Documenter les procédures et les fonctions (cartouches).</text:p>
      <text:p text:style-name="P3"/>
      <text:p text:style-name="P3"/>
      <text:p text:style-name="P2">/////////////////////////////////////////////////////////////////////////////////////////////////////////</text:p>
      <text:p text:style-name="P2">//<text:tab/>calcul et affichage du capital d'un élevage<text:tab/><text:tab/></text:p>
      <text:p text:style-name="P2">//<text:tab/>elevage….<text:tab/><text:tab/><text:tab/><text:tab/><text:tab/><text:tab/><text:tab/></text:p>
      <text:p text:style-name="P2">//////////////////////////////////////////////////////////////////////////////////////////////////////////</text:p>
      <text:p text:style-name="P3"/>
      <text:p text:style-name="P3"/>
      <text:h text:style-name="P19" text:outline-level="2"><text:bookmark-start text:name="__RefHeading__722_1855511516"/>Programmes<text:bookmark-end text:name="__RefHeading__722_1855511516"/></text:h>
      <text:p text:style-name="P3">Programmes de l’exercice</text:p>
      <text:p text:style-name="P3"><text:span text:style-name="T2">Soigner la présentation : </text:span>penser à l’indentation, mettre en gras les mots-clés et les commentaires, aligner les accolades. Documenter les procédures et les fonctions (cartouches).</text:p>
      <text:p text:style-name="P3"/>
      <text:p text:style-name="P2">////////////////////////////////////////////////////////////////////////////////////////////////////////</text:p>
      <text:p text:style-name="P2">//<text:tab/>calcul et affichage du capital d'un élevage<text:tab/><text:tab/></text:p>
      <text:p text:style-name="P2">//<text:tab/>elevage.cpp<text:tab/><text:tab/><text:tab/><text:tab/><text:tab/><text:tab/><text:tab/></text:p>
      <text:p text:style-name="P2">////////////////////////////////////////////////////////////////////////////////////////////////////////</text:p>
      <text:p text:style-name="P3"/>
      <text:p text:style-name="P3"/>
      <text:h text:style-name="P19" text:outline-level="2"><text:bookmark-start text:name="__RefHeading__724_1855511516"/>Jeux d’essai<text:bookmark-end text:name="__RefHeading__724_1855511516"/></text:h>
      <text:p text:style-name="P3">Ils doivent montrer le bon fonctionnement du programme : tester le cas général, les cas limites (bornes), les cas d’erreurs.</text:p>
      <text:p text:style-name="P3">Pour chaque cas, présenter la situation à tester, la capture d’écran (saisies et résultats) et éventuellement un commentaire. </text:p>
      <text:p text:style-name="P3"/>
      <text:p text:style-name="P3"/>
      <text:p text:style-name="P13"/>
      <text:h text:style-name="P17" text:outline-level="1"/>
      <text:h text:style-name="P17" text:outline-level="1"><text:bookmark-start text:name="__RefHeading__726_1855511516"/>Exercice 2 : Aire du cercle<text:bookmark-end text:name="__RefHeading__726_1855511516"/></text:h>
      <text:p text:style-name="P3"/>
      <text:h text:style-name="P19" text:outline-level="2"><text:bookmark-start text:name="__RefHeading__728_1855511516"/>Rappel de l’énoncé<text:bookmark-end text:name="__RefHeading__728_1855511516"/></text:h>
      <text:p text:style-name="P3"/>
      <text:h text:style-name="P19" text:outline-level="2"/>
      <text:h text:style-name="P19" text:outline-level="2"><text:bookmark-start text:name="__RefHeading__730_1855511516"/>Analyse du travail à faire <text:bookmark-end text:name="__RefHeading__730_1855511516"/></text:h>
      <text:p text:style-name="P3"/>
      <text:p text:style-name="P3"/>
      <text:p text:style-name="P3"/>
      <text:h text:style-name="P19" text:outline-level="2"><text:bookmark-start text:name="__RefHeading__732_1855511516"/>Algorithmes<text:bookmark-end text:name="__RefHeading__732_1855511516"/></text:h>
      <text:p text:style-name="P3"/>
      <text:p text:style-name="P3"/>
      <text:h text:style-name="P19" text:outline-level="2"/>
      <text:h text:style-name="P19" text:outline-level="2"><text:bookmark-start text:name="__RefHeading__734_1855511516"/>Programmes<text:bookmark-end text:name="__RefHeading__734_1855511516"/></text:h>
      <text:p text:style-name="P3"/>
      <text:p text:style-name="P3"/>
      <text:p text:style-name="P3"/>
      <text:h text:style-name="P19" text:outline-level="2"><text:bookmark-start text:name="__RefHeading__736_1855511516"/>Jeux d’essai<text:bookmark-end text:name="__RefHeading__736_1855511516"/></text:h>
      <text:p text:style-name="P3"/>
      <text:p text:style-name="P3"/>
      <text:p text:style-name="P3"/>
      <text:h text:style-name="P18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1pt" fo:language="fr" fo:country="FR" style:font-name-asian="Times New Roman" style:font-size-asian="11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text-underline-style="solid" style:text-underline-width="auto" style:text-underline-color="font-color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="100%" fo:margin-left="0.388cm" fo:margin-right="0cm" fo:margin-top="0cm" fo:margin-bottom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776cm" fo:margin-right="0cm" fo:margin-top="0cm" fo:margin-bottom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164cm" fo:margin-right="0cm" fo:margin-top="0cm" fo:margin-bottom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552cm" fo:margin-right="0cm" fo:margin-top="0cm" fo:margin-bottom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1.94cm" fo:margin-right="0cm" fo:margin-top="0cm" fo:margin-bottom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328cm" fo:margin-right="0cm" fo:margin-top="0cm" fo:margin-bottom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716cm" fo:margin-right="0cm" fo:margin-top="0cm" fo:margin-bottom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3.104cm" fo:margin-right="0cm" fo:margin-top="0cm" fo:margin-bottom="0cm" fo:text-indent="0cm" style:auto-text-indent="false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style:font-name="Times New Roman" fo:font-size="12pt" style:font-size-asian="12pt"/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WW8Num1z0" style:family="text">
      <style:text-properties style:font-name="Symbol" fo:font-size="10pt" style:font-size-asian="10pt"/>
    </style:style>
    <style:style style:name="WW8Num1z1" style:family="text">
      <style:text-properties style:font-name="Courier New" fo:font-size="10pt" style:font-size-asian="10pt"/>
    </style:style>
    <style:style style:name="WW8Num1z2" style:family="text">
      <style:text-properties style:font-name="Wingdings" fo:font-size="10pt" style:font-size-asian="10pt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z2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z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T1" style:family="text">
      <style:text-properties style:text-position="super 58%"/>
    </style:style>
    <style:page-layout style:name="Mpm1">
      <style:page-layout-properties fo:page-width="21.001cm" fo:page-height="29.7cm" style:num-format="1" style:print-orientation="portrait" fo:margin-top="1.251cm" fo:margin-bottom="1.251cm" fo:margin-left="2.499cm" fo:margin-right="2.499cm" style:shadow="none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0" number:automatic-order="true" number:format-source="language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>
      <style:header>
        <text:p text:style-name="Header">Binôme : noms étudiants</text:p>
        <text:p text:style-name="Header">1<text:span text:style-name="MT1">ère</text:span> année <text:s/>numéro groupe</text:p>
      </style:header>
      <style:footer>
        <text:p text:style-name="Footer">Dossier TP<text:tab/><text:tab/><text:date style:data-style-name="N30" text:date-value="2012-09-26T10:54:52.44">26/09/2012</text:date> <text:s text:c="2"/></text:p>
        <text:p text:style-name="MP1"><text:page-number text:select-page="current">3</text:page-number>/<text:page-count style:num-format="1">3</text:page-count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P d’algorithmie</dc:title>
    <meta:initial-creator>V1990032</meta:initial-creator>
    <meta:creation-date>2010-07-21T16:29:00</meta:creation-date>
    <dc:date>2012-09-26T10:54:52.42</dc:date>
    <meta:editing-cycles>23</meta:editing-cycles>
    <meta:editing-duration>PT1H35M59S</meta:editing-duration>
    <meta:generator>OpenOffice.org/3.4$Win32 OpenOffice.org_project/340m1$Build-9590</meta:generator>
    <meta:printed-by>Fr P</meta:printed-by>
    <meta:print-date>2010-07-21T17:59:40.67</meta:print-date>
    <meta:document-statistic meta:table-count="0" meta:image-count="0" meta:object-count="0" meta:page-count="3" meta:paragraph-count="58" meta:word-count="333" meta:character-count="2472"/>
  </office:meta>
</office:document-meta>
</file>